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0dcb26"/>
    </style:style>
    <style:style style:name="P3" style:family="paragraph" style:parent-style-name="Standard">
      <style:paragraph-properties style:writing-mode="lr-tb"/>
      <style:text-properties officeooo:rsid="001158e9" officeooo:paragraph-rsid="001158e9"/>
    </style:style>
    <style:style style:name="P4" style:family="paragraph" style:parent-style-name="Standard">
      <style:paragraph-properties style:writing-mode="lr-tb"/>
      <style:text-properties fo:font-weight="bold" style:font-weight-asian="bold" style:font-weight-complex="bold"/>
    </style:style>
    <style:style style:name="P5" style:family="paragraph" style:parent-style-name="Standard">
      <style:paragraph-properties style:writing-mode="lr-tb"/>
      <style:text-properties fo:font-weight="bold" officeooo:rsid="001158e9" officeooo:paragraph-rsid="001158e9" style:font-weight-asian="bold" style:font-weight-complex="bold"/>
    </style:style>
    <style:style style:name="P6" style:family="paragraph" style:parent-style-name="Standard">
      <style:paragraph-properties style:writing-mode="lr-tb"/>
      <style:text-properties fo:font-weight="bold" officeooo:paragraph-rsid="00167ee9" style:font-weight-asian="bold" style:font-weight-complex="bold"/>
    </style:style>
    <style:style style:name="P7" style:family="paragraph" style:parent-style-name="Standard">
      <style:paragraph-properties style:writing-mode="lr-tb"/>
      <style:text-properties fo:font-weight="bold" officeooo:rsid="0015e2a5" officeooo:paragraph-rsid="001847d4" style:font-weight-asian="bold" style:font-weight-complex="bold"/>
    </style:style>
    <style:style style:name="P8" style:family="paragraph" style:parent-style-name="Standard">
      <style:paragraph-properties style:writing-mode="lr-tb"/>
      <style:text-properties fo:font-weight="normal" officeooo:rsid="001158e9" officeooo:paragraph-rsid="001158e9" style:font-weight-asian="normal" style:font-weight-complex="normal"/>
    </style:style>
    <style:style style:name="P9" style:family="paragraph" style:parent-style-name="Standard">
      <style:paragraph-properties style:writing-mode="lr-tb"/>
      <style:text-properties fo:font-weight="normal" officeooo:rsid="00132522" style:font-weight-asian="normal" style:font-weight-complex="normal"/>
    </style:style>
    <style:style style:name="P10" style:family="paragraph" style:parent-style-name="Standard">
      <style:paragraph-properties style:writing-mode="lr-tb"/>
      <style:text-properties fo:font-weight="normal" officeooo:rsid="0013c673" style:font-weight-asian="normal" style:font-weight-complex="normal"/>
    </style:style>
    <style:style style:name="P11" style:family="paragraph" style:parent-style-name="Standard">
      <style:paragraph-properties style:writing-mode="lr-tb"/>
      <style:text-properties fo:font-weight="normal" officeooo:rsid="0013c673" officeooo:paragraph-rsid="001847d4" style:font-weight-asian="normal" style:font-weight-complex="normal"/>
    </style:style>
    <style:style style:name="P12" style:family="paragraph" style:parent-style-name="Standard">
      <style:paragraph-properties style:writing-mode="lr-tb"/>
      <style:text-properties fo:font-weight="normal" officeooo:rsid="00151c1f" style:font-weight-asian="normal" style:font-weight-complex="normal"/>
    </style:style>
    <style:style style:name="P13" style:family="paragraph" style:parent-style-name="Standard">
      <style:paragraph-properties style:writing-mode="lr-tb"/>
      <style:text-properties officeooo:paragraph-rsid="0015e2a5"/>
    </style:style>
    <style:style style:name="P14" style:family="paragraph" style:parent-style-name="Standard">
      <style:paragraph-properties style:writing-mode="lr-tb"/>
      <style:text-properties officeooo:rsid="0017faa2" officeooo:paragraph-rsid="0017faa2"/>
    </style:style>
    <style:style style:name="P15" style:family="paragraph" style:parent-style-name="Standard">
      <style:paragraph-properties style:writing-mode="lr-tb"/>
      <style:text-properties officeooo:paragraph-rsid="001847d4"/>
    </style:style>
    <style:style style:name="P16" style:family="paragraph" style:parent-style-name="Standard">
      <style:paragraph-properties style:writing-mode="lr-tb"/>
      <style:text-properties officeooo:paragraph-rsid="0018a5d2"/>
    </style:style>
    <style:style style:name="P17" style:family="paragraph" style:parent-style-name="Standard">
      <style:paragraph-properties style:writing-mode="lr-tb"/>
      <style:text-properties fo:font-weight="bold" style:font-weight-asian="bold" style:font-weight-complex="bold"/>
    </style:style>
    <style:style style:name="T1" style:family="text">
      <style:text-properties officeooo:rsid="0008d0e4"/>
    </style:style>
    <style:style style:name="T2" style:family="text">
      <style:text-properties officeooo:rsid="000abbff"/>
    </style:style>
    <style:style style:name="T3" style:family="text">
      <style:text-properties fo:font-weight="bold" style:font-weight-asian="bold" style:font-weight-complex="bold"/>
    </style:style>
    <style:style style:name="T4" style:family="text">
      <style:text-properties fo:font-weight="bold" officeooo:rsid="0008d0e4" style:font-weight-asian="bold" style:font-weight-complex="bold"/>
    </style:style>
    <style:style style:name="T5" style:family="text">
      <style:text-properties fo:font-weight="bold" officeooo:rsid="000abbff" style:font-weight-asian="bold" style:font-weight-complex="bold"/>
    </style:style>
    <style:style style:name="T6" style:family="text">
      <style:text-properties fo:font-weight="bold" officeooo:rsid="000dcb26" style:font-weight-asian="bold" style:font-weight-complex="bold"/>
    </style:style>
    <style:style style:name="T7" style:family="text">
      <style:text-properties fo:font-weight="bold" officeooo:rsid="000c64da" style:font-weight-asian="bold" style:font-weight-complex="bold"/>
    </style:style>
    <style:style style:name="T8" style:family="text">
      <style:text-properties fo:font-weight="bold" officeooo:rsid="000f9193" style:font-weight-asian="bold" style:font-weight-complex="bold"/>
    </style:style>
    <style:style style:name="T9" style:family="text">
      <style:text-properties fo:font-weight="bold" officeooo:rsid="001158e9" style:font-weight-asian="bold" style:font-weight-complex="bold"/>
    </style:style>
    <style:style style:name="T10" style:family="text">
      <style:text-properties fo:font-weight="bold" officeooo:rsid="00132522" style:font-weight-asian="bold" style:font-weight-complex="bold"/>
    </style:style>
    <style:style style:name="T11" style:family="text">
      <style:text-properties fo:font-weight="bold" officeooo:rsid="00151c1f" style:font-weight-asian="bold" style:font-weight-complex="bold"/>
    </style:style>
    <style:style style:name="T12" style:family="text">
      <style:text-properties fo:font-weight="bold" officeooo:rsid="0017faa2" style:font-weight-asian="bold" style:font-weight-complex="bold"/>
    </style:style>
    <style:style style:name="T13" style:family="text">
      <style:text-properties fo:font-weight="bold" officeooo:rsid="001847d4" style:font-weight-asian="bold" style:font-weight-complex="bold"/>
    </style:style>
    <style:style style:name="T14" style:family="text">
      <style:text-properties fo:font-weight="bold" officeooo:rsid="0018a5d2" style:font-weight-asian="bold" style:font-weight-complex="bold"/>
    </style:style>
    <style:style style:name="T15" style:family="text">
      <style:text-properties fo:font-weight="bold" officeooo:rsid="001d74d7"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abbff" style:font-weight-asian="normal" style:font-weight-complex="normal"/>
    </style:style>
    <style:style style:name="T18" style:family="text">
      <style:text-properties fo:font-weight="normal" officeooo:rsid="000c64da" style:font-weight-asian="normal" style:font-weight-complex="normal"/>
    </style:style>
    <style:style style:name="T19" style:family="text">
      <style:text-properties fo:font-weight="normal" officeooo:rsid="001158e9" style:font-weight-asian="normal" style:font-weight-complex="normal"/>
    </style:style>
    <style:style style:name="T20" style:family="text">
      <style:text-properties fo:font-weight="normal" officeooo:rsid="00132522" style:font-weight-asian="normal" style:font-weight-complex="normal"/>
    </style:style>
    <style:style style:name="T21" style:family="text">
      <style:text-properties fo:font-weight="normal" officeooo:rsid="0013c673" style:font-weight-asian="normal" style:font-weight-complex="normal"/>
    </style:style>
    <style:style style:name="T22" style:family="text">
      <style:text-properties fo:font-weight="normal" officeooo:rsid="00151c1f" style:font-weight-asian="normal" style:font-weight-complex="normal"/>
    </style:style>
    <style:style style:name="T23" style:family="text">
      <style:text-properties fo:font-weight="normal" officeooo:rsid="0015e2a5" style:font-weight-asian="normal" style:font-weight-complex="normal"/>
    </style:style>
    <style:style style:name="T24" style:family="text">
      <style:text-properties fo:font-weight="normal" officeooo:rsid="00167ee9" style:font-weight-asian="normal" style:font-weight-complex="normal"/>
    </style:style>
    <style:style style:name="T25" style:family="text">
      <style:text-properties fo:font-weight="normal" officeooo:rsid="0017faa2" style:font-weight-asian="normal" style:font-weight-complex="normal"/>
    </style:style>
    <style:style style:name="T26" style:family="text">
      <style:text-properties fo:font-weight="normal" officeooo:rsid="0018a5d2" style:font-weight-asian="normal" style:font-weight-complex="normal"/>
    </style:style>
    <style:style style:name="T27" style:family="text">
      <style:text-properties fo:font-weight="normal" officeooo:rsid="0019ba2e" style:font-weight-asian="normal" style:font-weight-complex="normal"/>
    </style:style>
    <style:style style:name="T28" style:family="text">
      <style:text-properties officeooo:rsid="000dcb26"/>
    </style:style>
    <style:style style:name="T29" style:family="text">
      <style:text-properties officeooo:rsid="000f9193"/>
    </style:style>
    <style:style style:name="T30" style:family="text">
      <style:text-properties officeooo:rsid="001158e9"/>
    </style:style>
    <style:style style:name="T31" style:family="text">
      <style:text-properties officeooo:rsid="00132522"/>
    </style:style>
    <style:style style:name="T32" style:family="text">
      <style:text-properties officeooo:rsid="00151c1f"/>
    </style:style>
    <style:style style:name="T33" style:family="text">
      <style:text-properties officeooo:rsid="001847d4"/>
    </style:style>
    <style:style style:name="T34" style:family="text">
      <style:text-properties officeooo:rsid="0018a5d2"/>
    </style:style>
    <style:style style:name="T35" style:family="text">
      <style:text-properties officeooo:rsid="0019ba2e"/>
    </style:style>
    <style:style style:name="T36" style:family="text">
      <style:text-properties officeooo:rsid="001d74d7"/>
    </style:style>
    <style:style style:name="T37" style:family="text">
      <style:text-properties officeooo:rsid="001da7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aron Richardson</text:p>
      <text:p text:style-name="P8">9/24/20</text:p>
      <text:p text:style-name="P8">Topics covered during training</text:p>
      <text:p text:style-name="P8"/>
      <text:p text:style-name="P3"><text:span text:style-name="T4">S</text:span><text:span text:style-name="T3">ERVICES:</text:span></text:p>
      <text:p text:style-name="P1"><text:span text:style-name="T4">I</text:span><text:span text:style-name="T3">nfrastructure as a service </text:span><text:span text:style-name="T4">(Iaa</text:span><text:span text:style-name="T10">S</text:span><text:span text:style-name="T4">) </text:span><text:span text:style-name="T1">– </text:span><text:span text:style-name="T2">O</text:span><text:span text:style-name="T1">nline services offering high-level APIs that dereference several low-level details of underlying network infrastructure such as security, </text:span><text:span text:style-name="T2">backup, scaling, location, data partitioning, and physical computing resources. A hypervisor like Oracle VirtualBox or Oracle VM runs the virtual machines as guests. Several of these within the cloud operational system can support large numbers of virtual machines and allow customers to scale services up and down.</text:span></text:p>
      <text:p text:style-name="P1"/>
      <text:p text:style-name="P1"><text:span text:style-name="T5">P</text:span><text:span text:style-name="T3">latform as a service </text:span><text:span text:style-name="T5">(PaaS)</text:span><text:span text:style-name="T17"> – </text:span><text:span text:style-name="T18">A </text:span><text:span text:style-name="T17">cloud </text:span><text:span text:style-name="T18">computing service that offers a platform for customers to develop, run, and manage applications without the complexity of building and maintaining the usual infrastructure associated with developing and launching applications </text:span>(AWS EMR - Components – Hadoop/Hive)</text:p>
      <text:p text:style-name="P1"/>
      <text:p text:style-name="P2"><text:span text:style-name="T6">S</text:span><text:span text:style-name="T3">oftware as a service </text:span><text:span text:style-name="T6">(</text:span><text:span text:style-name="T3">S</text:span><text:span text:style-name="T7">aa</text:span><text:span text:style-name="T3">S</text:span><text:span text:style-name="T6">)</text:span> – <text:span text:style-name="T28">This “subscribeware” or “rentware” is a software licensing and delivery model where software is licensed based on a subscription and is centrally hosted </text:span>(Google Doc)</text:p>
      <text:p text:style-name="P1"/>
      <text:p text:style-name="P1"><text:span text:style-name="T8">M</text:span><text:span text:style-name="T3">ajor </text:span><text:span text:style-name="T8">C</text:span><text:span text:style-name="T3">louds</text:span> – A<text:span text:style-name="T29">mazon Web Service (A</text:span>WS<text:span text:style-name="T29">)</text:span>, <text:span text:style-name="T29">Google Cloud Platform (</text:span>GCP<text:span text:style-name="T29">)</text:span>, A<text:span text:style-name="T29">zure</text:span></text:p>
      <text:p text:style-name="P1"/>
      <text:p text:style-name="P1"><text:span text:style-name="T10">DATA</text:span> - pieces of information <text:span text:style-name="T30">collected for the purpose of reference or analysis</text:span></text:p>
      <text:p text:style-name="P1"/>
      <text:p text:style-name="P15"><text:span text:style-name="T13">Database s</text:span><text:span text:style-name="T3">calability</text:span> – <text:span text:style-name="T33">The ability for databases to add or remove resources. </text:span>Vertical (limited memory upgrades), Horizontal/Shard (unlimited)</text:p>
      <text:p text:style-name="P1"/>
      <text:p text:style-name="P5">TRANSACTIONS:</text:p>
      <text:p text:style-name="P13"><text:span text:style-name="T3">Online </text:span><text:span text:style-name="T9">T</text:span><text:span text:style-name="T3">ransaction </text:span><text:span text:style-name="T9">P</text:span><text:span text:style-name="T3">rocessing </text:span><text:span text:style-name="T9">(OLTP)</text:span><text:span text:style-name="T19"> – Data processing that’s emphasizes on transaction-oriented tasks. Usually involves inserting, updating, and/or deleting small amounts of data within a database. Best used when handling large numbers of transactions by a large number of users. </text:span><text:span text:style-name="T20">High availability. Uses</text:span><text:span text:style-name="T23"> a Relational Database</text:span><text:span text:style-name="T20"> </text:span><text:span text:style-name="T23">Management System (</text:span><text:span text:style-name="T20">RDBMS</text:span><text:span text:style-name="T23">)</text:span><text:span text:style-name="T20"> </text:span><text:span text:style-name="T23">such as</text:span><text:span text:style-name="T20"> ORACLE, MySQL, SqlServer, Posgres. </text:span><text:span text:style-name="T23">Also </text:span><text:span text:style-name="T24">uses</text:span><text:span text:style-name="T23"> non-relational databases </text:span><text:span text:style-name="T24">(NoSQL) such as Apache </text:span><text:span text:style-name="T20">Cassandra </text:span><text:span text:style-name="T24">and </text:span><text:span text:style-name="T20">MongoDB</text:span></text:p>
      <text:p text:style-name="P1"><text:span text:style-name="T19"><text:tab/></text:span><text:span text:style-name="T20">Online banking</text:span></text:p>
      <text:p text:style-name="P9"><text:tab/>Purchasing or booking goods or services online</text:p>
      <text:p text:style-name="P9"><text:tab/>Sending a text message</text:p>
      <text:p text:style-name="P9"><text:tab/>Order entry</text:p>
      <text:p text:style-name="P9"><text:tab/>Telemarketers entering telephones survey results</text:p>
      <text:p text:style-name="P9"><text:tab/>Call center staff viewing and updating customers’ detail</text:p>
      <text:p text:style-name="P9"/>
      <text:p text:style-name="P6"><text:span text:style-name="T31">Online </text:span>Analytical Processing <text:span text:style-name="T31">(OLAP)</text:span><text:span text:style-name="T20"> – Data Warehouse</text:span><text:span text:style-name="T24">s </text:span><text:span text:style-name="T25">and</text:span><text:span text:style-name="T24"> databases. </text:span><text:span text:style-name="T20">Attempts to answer multi-dimensional analytical queries </text:span><text:span text:style-name="T21">quickly in computing. A category of business intelligence, encompasses relational databases, report writing and data mining.</text:span></text:p>
      <text:p text:style-name="P10"><text:tab/>Business reporting for sales</text:p>
      <text:p text:style-name="P10"><text:tab/>Marketing</text:p>
      <text:p text:style-name="P10"><text:tab/>Management reporting</text:p>
      <text:p text:style-name="P10"><text:tab/>Business process management</text:p>
      <text:p text:style-name="P10"><text:tab/>Budgeting</text:p>
      <text:p text:style-name="P10"><text:tab/>Forecasting</text:p>
      <text:p text:style-name="P11"><text:tab/>Financial Reporting</text:p>
      <text:p text:style-name="P11"><text:soft-page-break/></text:p>
      <text:p text:style-name="P7">PROCESSES:</text:p>
      <text:p text:style-name="P4">Batch process<text:span text:style-name="T32">ing</text:span><text:span text:style-name="T22"> – The running of “jobs that can run without end user interaction, or can be scheduled to run as resources permit.”</text:span></text:p>
      <text:p text:style-name="P12"/>
      <text:p text:style-name="P1"><text:span text:style-name="T3">Stream proces</text:span><text:span text:style-name="T11">sing</text:span>- <text:span text:style-name="T32">D</text:span>ata is being stream. <text:span text:style-name="T32">A computer programming paradigm that </text:span>allows some applications to more easily exploit a limited form of <text:span text:style-name="T32">parallel processing.</text:span></text:p>
      <text:p text:style-name="P1"/>
      <text:p text:style-name="P1">Hadoop handles the storage and processing problems of big data</text:p>
      <text:p text:style-name="P1"/>
      <text:p text:style-name="P1"><text:span text:style-name="T3">Extract, Transform, Load </text:span><text:span text:style-name="T12">(ETL)</text:span><text:span text:style-name="T25"> – The process of copying data from one or more sources into a new system which represents the data differently from its sources or in a different context than its sources.</text:span></text:p>
      <text:p text:style-name="P1"/>
      <text:p text:style-name="P1"><text:span text:style-name="T14">Apache </text:span><text:span text:style-name="T3">Hadoop</text:span><text:span text:style-name="T16"> – </text:span><text:span text:style-name="T26">A combination of open-source software utilities that facilitate using a network of computers </text:span><text:span text:style-name="T27">to handle big data. </text:span><text:span text:style-name="T16">Distributed</text:span> Computing Framework, Fault Tolerant, High Availability - replication factor is 3</text:p>
      <text:p text:style-name="P14"/>
      <text:p text:style-name="P1"><text:span text:style-name="T3">Hadoop provides two services</text:span>: Processing and Storage.</text:p>
      <text:p text:style-name="P1">Processing → M<text:span text:style-name="T35">ap</text:span>R<text:span text:style-name="T35">educe</text:span> → YARN</text:p>
      <text:p text:style-name="P1"/>
      <text:p text:style-name="P1">Windows storage system is NTFS</text:p>
      <text:p text:style-name="P1">Unix storage system is ext2, ext3, ext4. Stores data in blocks of 4kb</text:p>
      <text:p text:style-name="P1"/>
      <text:p text:style-name="P1"><text:span text:style-name="T15">Hadoop Distributed File System (</text:span><text:span text:style-name="T3">HDFS</text:span><text:span text:style-name="T15">)</text:span> - Default is 128MB</text:p>
      <text:p text:style-name="P1">Hadoop 2.x → blocks size are 128MB</text:p>
      <text:p text:style-name="P1">Hdp.1.x → 64MB</text:p>
      <text:p text:style-name="P1"/>
      <text:p text:style-name="P4">Hadoop D<text:span text:style-name="T37">aemons</text:span> <text:span text:style-name="T37">(</text:span>PROCESSES<text:span text:style-name="T37">)</text:span>:</text:p>
      <text:p text:style-name="P1">1) Name<text:span text:style-name="T37">N</text:span>ode → metadata</text:p>
      <text:p text:style-name="P1">2) Datanode → physical data</text:p>
      <text:p text:style-name="P1">3) Secondary NameNode → check pointing</text:p>
      <text:p text:style-name="P1">4) Resource → resource allocation</text:p>
      <text:p text:style-name="P1">5) Node Manager → task execution</text:p>
      <text:p text:style-name="P1"/>
      <text:p text:style-name="P1">Architecture</text:p>
      <text:p text:style-name="P16">I. Cluster</text:p>
      <text:p text:style-name="P16"><text:tab/>A. Master (NN, SNN, RM)</text:p>
      <text:p text:style-name="P16"><text:tab/><text:tab/>1.Slave1 (DN, N Manager)</text:p>
      <text:p text:style-name="P16"><text:tab/><text:tab/>2. Slave2 (" ")</text:p>
      <text:p text:style-name="P16"><text:tab/><text:tab/><text:span text:style-name="T34">3</text:span>. Slave<text:span text:style-name="T34">3</text:span> (" ")</text:p>
      <text:p text:style-name="P16"/>
      <text:p text:style-name="P1">RM acts as cluster manager between the master and slave nodes.</text:p>
      <text:p text:style-name="P1">SNN performs a checkpoint process (checkpointing)</text:p>
      <text:p text:style-name="P1">SNN stores NN data and pushes that data to NN in case NN fails</text:p>
      <text:p text:style-name="P1">checkpointing is the process of merging edit log file and fs Image file</text:p>
      <text:p text:style-name="P1"/>
      <text:p text:style-name="P1">Node Manager executes your task on the slave machine</text:p>
      <text:p text:style-name="P1"/>
      <text:p text:style-name="P1">For Hadoop 1.X</text:p>
      <text:p text:style-name="P1"><text:soft-page-break/>Job Tracker is used for RM</text:p>
      <text:p text:style-name="P1">Task Tracker is used for NN</text:p>
      <text:p text:style-name="P1">Both are components of YARN</text:p>
      <text:p text:style-name="P1">NameNode, DataNode, and SecondaryNode are components of YARN</text:p>
      <text:p text:style-name="P1"/>
      <text:p text:style-name="P1">HIGH AVAILABILITY - backs up the namenode</text:p>
      <text:p text:style-name="P1">NN1 &lt;--- (ACTIVE)---- ZOO KEEPER ----(STANDBY)---&gt; NN2</text:p>
      <text:p text:style-name="P1"/>
      <text:p text:style-name="P1">SECURITY:</text:p>
      <text:p text:style-name="P1">KERBEROS (a dog with 3 heads)</text:p>
      <text:p text:style-name="P1"/>
      <text:p text:style-name="P1">Tools in Hadoop:</text:p>
      <text:p text:style-name="P1">SQOOP -&gt; ingesting data RDBMS -&gt; HDFS</text:p>
      <text:p text:style-name="P1">HIVE -&gt; data warehouse in Hadoop</text:p>
      <text:p text:style-name="P1">FLUME -&gt; n real time data ingestion tool</text:p>
      <text:p text:style-name="P1">PIG -&gt; scripting language for transactions </text:p>
      <text:p text:style-name="P1">HBASE -&gt; OLTP (ACID transactions)</text:p>
      <text:p text:style-name="P1"/>
      <text:p text:style-name="P1">DATA TYPES:</text:p>
      <text:p text:style-name="P1">1) Structured - some schema like a sql table</text:p>
      <text:p text:style-name="P1">2) Semi Structured - csv, xml, json</text:p>
      <text:p text:style-name="P1">3) Unstructured - mp3, txt,</text:p>
      <text:p text:style-name="P1"/>
      <text:p text:style-name="P1">All can be transferred into HDFS file system</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4T15:29:27.429137271</meta:creation-date>
    <dc:date>2020-09-25T08:03:19.299133661</dc:date>
    <meta:editing-duration>PT30M11S</meta:editing-duration>
    <meta:editing-cycles>5</meta:editing-cycles>
    <meta:generator>LibreOffice/6.4.6.2$Linux_X86_64 LibreOffice_project/40$Build-2</meta:generator>
    <meta:document-statistic meta:table-count="0" meta:image-count="0" meta:object-count="0" meta:page-count="3" meta:paragraph-count="76" meta:word-count="717" meta:character-count="4720" meta:non-whitespace-character-count="4049"/>
  </office:meta>
</office:document-meta>
</file>